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>
      <loext:graphic-properties draw:fill-color="#72bf44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fo:text-align="center"/>
      <style:text-properties fo:font-size="12pt"/>
    </style:style>
    <style:style style:name="P8" style:family="paragraph">
      <loext:graphic-properties draw:fill-color="#fff200"/>
      <style:paragraph-properties fo:text-align="center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847cm" fo:min-width="0.9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847cm" fo:min-width="1.2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Line_20_Arrow_20_2" draw:fill-color="#72bf44" draw:textarea-horizontal-align="justify" draw:textarea-vertical-align="middle" draw:auto-grow-height="false" fo:min-height="14.519cm" fo:min-width="15.2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794cm" fo:min-width="2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9cm" fo:min-width="2.3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tyle:run-through="foreground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9cm" fo:min-width="2.328cm" style:run-through="foreground"/>
    </style:style>
    <style:style style:name="gr12" style:family="graphic">
      <style:graphic-properties draw:stroke="none" svg:stroke-color="#000000" draw:fill="none" draw:fill-color="#ffffff" fo:min-height="0.556cm" style:run-through="foreground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716cm" fo:min-width="1.907cm" style:run-through="foreground"/>
    </style:style>
    <style:style style:name="gr15" style:family="graphic">
      <style:graphic-properties draw:stroke="none" svg:stroke-color="#000000" draw:fill="none" draw:fill-color="#ffffff" fo:min-height="0.277cm" style:run-through="foreground"/>
    </style:style>
    <style:style style:name="gr16" style:family="graphic">
      <style:graphic-properties draw:stroke="none" svg:stroke-color="#000000" draw:fill="none" draw:fill-color="#ffffff" fo:min-height="0.635cm" style:run-through="foreground"/>
    </style:style>
    <style:style style:name="gr17" style:family="graphic">
      <style:graphic-properties draw:textarea-horizontal-align="justify" draw:textarea-vertical-align="middle" draw:auto-grow-height="false" fo:min-height="0.718cm" fo:min-width="1.91cm" style:run-through="foreground"/>
    </style:style>
    <style:style style:name="gr18" style:family="graphic">
      <style:graphic-properties draw:stroke="none" svg:stroke-color="#000000" draw:fill="none" draw:fill-color="#ffffff" fo:min-height="0.272cm" style:run-through="foreground"/>
    </style:style>
    <style:style style:name="gr19" style:family="graphic">
      <style:graphic-properties draw:stroke="none" svg:stroke-color="#000000" draw:fill="none" draw:fill-color="#ffffff" fo:min-height="0.36cm" style:run-through="foreground"/>
    </style:style>
    <style:style style:name="gr20" style:family="graphic">
      <style:graphic-properties draw:fill-color="#fff200" draw:textarea-horizontal-align="justify" draw:textarea-vertical-align="middle" draw:auto-grow-height="false" fo:min-height="7.673cm" fo:min-width="6.13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17" draw:style-name="gr10"><draw:custom-shape draw:name="形状16" draw:style-name="gr14" draw:text-style-name="P2" svg:width="1.985cm" svg:height="0.795cm" svg:x="0.616cm" svg:y="4.987cm"><text:p text:style-name="P2">0x99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形状17" draw:style-name="gr15" draw:text-style-name="P5" svg:width="1.535cm" svg:height="0.489cm" svg:x="0.96cm" svg:y="5.848cm"><draw:text-box><text:p><text:span text:style-name="T1">0x103</text:span></text:p></draw:text-box></draw:frame><draw:frame draw:name="形状18" draw:style-name="gr16" draw:text-style-name="P4" svg:width="1.773cm" svg:height="0.636cm" svg:x="0.722cm" svg:y="6.336cm"><draw:text-box><text:p text:style-name="P2">c</text:p></draw:text-box></draw:frame></draw:g><draw:g text:anchor-type="paragraph" draw:z-index="19" draw:style-name="gr10"><draw:custom-shape draw:name="形状16" draw:style-name="gr14" draw:text-style-name="P2" svg:width="1.985cm" svg:height="0.795cm" svg:x="0.457cm" svg:y="7.156cm"><text:p text:style-name="P2">0x99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形状17" draw:style-name="gr15" draw:text-style-name="P5" svg:width="1.535cm" svg:height="0.489cm" svg:x="0.801cm" svg:y="8.017cm"><draw:text-box><text:p><text:span text:style-name="T1">0x104</text:span></text:p></draw:text-box></draw:frame><draw:frame draw:name="形状18" draw:style-name="gr16" draw:text-style-name="P4" svg:width="1.773cm" svg:height="0.636cm" svg:x="0.563cm" svg:y="8.505cm"><draw:text-box><text:p text:style-name="P2">d</text:p></draw:text-box></draw:frame></draw:g><draw:g text:anchor-type="paragraph" draw:z-index="14" draw:style-name="gr10"><draw:custom-shape draw:name="形状5" draw:style-name="gr11" draw:text-style-name="P2" svg:width="2.329cm" svg:height="0.9cm" svg:x="4.849cm" svg:y="3.134cm"><text:p text:style-name="P2">B</text:p><draw:enhanced-geometry svg:viewBox="0 0 21600 21600" draw:type="rectangle" draw:enhanced-path="M 0 0 L 21600 0 21600 21600 0 21600 0 0 Z N"/></draw:custom-shape><draw:frame draw:name="形状13" draw:style-name="gr12" draw:text-style-name="P4" svg:width="2.117cm" svg:height="0.556cm" svg:x="4.981cm" svg:y="4.192cm"><draw:text-box><text:p text:style-name="P2">0X992</text:p></draw:text-box></draw:frame></draw:g><draw:g text:anchor-type="paragraph" draw:z-index="20" draw:style-name="gr10"><draw:custom-shape draw:name="形状5" draw:style-name="gr11" draw:text-style-name="P2" svg:width="2.329cm" svg:height="0.9cm" svg:x="4.875cm" svg:y="5.357cm"><text:p text:style-name="P2">A+B</text:p><draw:enhanced-geometry svg:viewBox="0 0 21600 21600" draw:type="rectangle" draw:enhanced-path="M 0 0 L 21600 0 21600 21600 0 21600 0 0 Z N"/></draw:custom-shape><draw:frame draw:name="形状13" draw:style-name="gr12" draw:text-style-name="P4" svg:width="2.117cm" svg:height="0.556cm" svg:x="5.007cm" svg:y="6.415cm"><draw:text-box><text:p text:style-name="P2">0X993</text:p></draw:text-box></draw:frame></draw:g><draw:g text:anchor-type="paragraph" draw:z-index="22" draw:style-name="gr10"><draw:custom-shape draw:name="形状5" draw:style-name="gr11" draw:text-style-name="P2" svg:width="2.329cm" svg:height="0.9cm" svg:x="5.061cm" svg:y="7.421cm"><text:p text:style-name="P2">C</text:p><draw:enhanced-geometry svg:viewBox="0 0 21600 21600" draw:type="rectangle" draw:enhanced-path="M 0 0 L 21600 0 21600 21600 0 21600 0 0 Z N"/></draw:custom-shape><draw:frame draw:name="形状13" draw:style-name="gr12" draw:text-style-name="P4" svg:width="2.117cm" svg:height="0.556cm" svg:x="5.193cm" svg:y="8.479cm"><draw:text-box><text:p text:style-name="P2">0X994</text:p></draw:text-box></draw:frame></draw:g><draw:g text:anchor-type="paragraph" draw:z-index="23" draw:style-name="gr10"><draw:custom-shape draw:name="形状16" draw:style-name="gr14" draw:text-style-name="P2" svg:width="1.985cm" svg:height="0.795cm" svg:x="0.669cm" svg:y="11.257cm"><text:p text:style-name="P2">0x99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形状17" draw:style-name="gr15" draw:text-style-name="P5" svg:width="1.535cm" svg:height="0.489cm" svg:x="1.013cm" svg:y="12.118cm"><draw:text-box><text:p><text:span text:style-name="T1">0x106</text:span></text:p></draw:text-box></draw:frame><draw:frame draw:name="形状18" draw:style-name="gr16" draw:text-style-name="P4" svg:width="1.773cm" svg:height="0.636cm" svg:x="0.775cm" svg:y="12.606cm"><draw:text-box><text:p text:style-name="P2">f</text:p></draw:text-box></draw:frame></draw:g><draw:g text:anchor-type="paragraph" draw:z-index="24" draw:style-name="gr10"><draw:custom-shape draw:name="形状16" draw:style-name="gr17" draw:text-style-name="P6" svg:width="1.989cm" svg:height="0.796cm" svg:x="0.563cm" svg:y="9.14cm"><text:p text:style-name="P2"><text:span text:style-name="T1">0x994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形状17" draw:style-name="gr18" draw:text-style-name="P5" svg:width="1.537cm" svg:height="0.489cm" svg:x="0.907cm" svg:y="10.001cm"><draw:text-box><text:p><text:span text:style-name="T1">0x105</text:span></text:p></draw:text-box></draw:frame><draw:frame draw:name="形状18" draw:style-name="gr19" draw:text-style-name="P7" svg:width="1.775cm" svg:height="0.489cm" svg:x="0.669cm" svg:y="10.489cm"><draw:text-box><text:p text:style-name="P2"><text:span text:style-name="T1">e</text:span></text:p></draw:text-box></draw:frame></draw:g><draw:g text:anchor-type="paragraph" draw:z-index="27" draw:style-name="gr10"><draw:custom-shape draw:name="形状16" draw:style-name="gr14" draw:text-style-name="P2" svg:width="1.985cm" svg:height="0.795cm" svg:x="10.776cm" svg:y="11.601cm"><text:p text:style-name="P2">0x996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形状17" draw:style-name="gr15" draw:text-style-name="P5" svg:width="1.535cm" svg:height="0.489cm" svg:x="11.12cm" svg:y="12.462cm"><draw:text-box><text:p><text:span text:style-name="T1">0x108</text:span></text:p></draw:text-box></draw:frame><draw:frame draw:name="形状18" draw:style-name="gr16" draw:text-style-name="P4" svg:width="1.773cm" svg:height="0.636cm" svg:x="10.882cm" svg:y="12.95cm"><draw:text-box><text:p text:style-name="P2">h</text:p></draw:text-box></draw:frame></draw:g><draw:g text:anchor-type="paragraph" draw:z-index="28" draw:style-name="gr10"><draw:custom-shape draw:name="形状16" draw:style-name="gr14" draw:text-style-name="P2" svg:width="1.985cm" svg:height="0.795cm" svg:x="4.029cm" svg:y="11.748cm"><text:p text:style-name="P2">0x995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形状17" draw:style-name="gr15" draw:text-style-name="P5" svg:width="1.535cm" svg:height="0.489cm" svg:x="4.373cm" svg:y="12.609cm"><draw:text-box><text:p><text:span text:style-name="T1">0x107</text:span></text:p></draw:text-box></draw:frame><draw:frame draw:name="形状18" draw:style-name="gr16" draw:text-style-name="P4" svg:width="1.773cm" svg:height="0.636cm" svg:x="4.135cm" svg:y="13.097cm"><draw:text-box><text:p text:style-name="P2">g</text:p></draw:text-box></draw:frame></draw:g><draw:g text:anchor-type="paragraph" draw:z-index="29" draw:style-name="gr10"><draw:custom-shape draw:name="形状5" draw:style-name="gr11" draw:text-style-name="P2" svg:width="2.329cm" svg:height="0.9cm" svg:x="8.394cm" svg:y="9.511cm"><text:p text:style-name="P2">E</text:p><draw:enhanced-geometry svg:viewBox="0 0 21600 21600" draw:type="rectangle" draw:enhanced-path="M 0 0 L 21600 0 21600 21600 0 21600 0 0 Z N"/></draw:custom-shape><draw:frame draw:name="形状13" draw:style-name="gr12" draw:text-style-name="P4" svg:width="2.117cm" svg:height="0.556cm" svg:x="8.526cm" svg:y="10.569cm"><draw:text-box><text:p text:style-name="P2">0X996</text:p></draw:text-box></draw:frame></draw:g><draw:g text:anchor-type="paragraph" draw:z-index="30" draw:style-name="gr10"><draw:custom-shape draw:name="形状5" draw:style-name="gr11" draw:text-style-name="P2" svg:width="2.329cm" svg:height="0.9cm" svg:x="4.24cm" svg:y="9.511cm"><text:p text:style-name="P2">D</text:p><draw:enhanced-geometry svg:viewBox="0 0 21600 21600" draw:type="rectangle" draw:enhanced-path="M 0 0 L 21600 0 21600 21600 0 21600 0 0 Z N"/></draw:custom-shape><draw:frame draw:name="形状13" draw:style-name="gr12" draw:text-style-name="P4" svg:width="2.117cm" svg:height="0.556cm" svg:x="4.372cm" svg:y="10.569cm"><draw:text-box><text:p text:style-name="P2">0X995</text:p></draw:text-box></draw:frame></draw:g><draw:custom-shape text:anchor-type="paragraph" draw:z-index="0" draw:name="形状1" draw:style-name="gr1" draw:text-style-name="P2" svg:width="0.98cm" svg:height="0.847cm" svg:x="-0.019cm" svg:y="0.198cm"><text:p text:style-name="P2">a</text:p><draw:enhanced-geometry svg:viewBox="0 0 21600 21600" draw:type="rectangle" draw:enhanced-path="M 0 0 L 21600 0 21600 21600 0 21600 0 0 Z N"/></draw:custom-shape><draw:custom-shape text:anchor-type="paragraph" draw:z-index="1" draw:name="形状2" draw:style-name="gr2" draw:text-style-name="P2" svg:width="1.218cm" svg:height="0.847cm" svg:x="3.314cm" svg:y="0.198cm"><text:p text:style-name="P2">A</text:p><draw:enhanced-geometry svg:viewBox="0 0 21600 21600" draw:type="rectangle" draw:enhanced-path="M 0 0 L 21600 0 21600 21600 0 21600 0 0 Z N"/></draw:custom-shape><draw:custom-shape text:anchor-type="paragraph" draw:z-index="2" draw:name="形状3" draw:style-name="gr3" draw:text-style-name="P3" svg:width="16.855cm" svg:height="16.089cm" svg:x="-1.004cm" svg:y="-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形状4" draw:style-name="gr4" draw:text-style-name="P2" svg:width="2.25cm" svg:height="0.795cm" svg:x="0.404cm" svg:y="0.198cm"><text:p text:style-name="P2">0x992</text:p><draw:enhanced-geometry svg:viewBox="0 0 21600 21600" draw:type="rectangle" draw:enhanced-path="M 0 0 L 21600 0 21600 21600 0 21600 0 0 Z N"/></draw:custom-shape><draw:custom-shape text:anchor-type="paragraph" draw:z-index="4" draw:name="形状5" draw:style-name="gr5" svg:width="2.329cm" svg:height="0.9cm" svg:x="4.849cm" svg:y="0.462cm"><text:p text:style-name="P2">A</text:p><draw:enhanced-geometry svg:viewBox="0 0 21600 21600" draw:type="rectangle" draw:enhanced-path="M 0 0 L 21600 0 21600 21600 0 21600 0 0 Z N"/></draw:custom-shape><draw:line text:anchor-type="paragraph" draw:z-index="5" draw:name="形状7" draw:style-name="gr6" draw:text-style-name="P2" svg:x1="2.468cm" svg:y1="0.594cm" svg:x2="4.982cm" svg:y2="1.044cm"><text:p/></draw:line><draw:frame text:anchor-type="paragraph" draw:z-index="6" draw:name="形状6" draw:style-name="gr7" draw:text-style-name="P4" svg:width="1.773cm" svg:height="0.503cm" svg:x="5.378cm" svg:y="1.6cm"><draw:text-box><text:p>0x991</text:p></draw:text-box></draw:frame><draw:frame text:anchor-type="paragraph" draw:z-index="7" draw:name="形状8" draw:style-name="gr8" draw:text-style-name="P4" svg:width="1.959cm" svg:height="0.583cm" svg:x="0.404cm" svg:y="1.706cm"><draw:text-box><text:p text:style-name="P2">a</text:p></draw:text-box></draw:frame><draw:frame text:anchor-type="paragraph" draw:z-index="8" draw:name="形状8" draw:style-name="gr8" draw:text-style-name="P4" svg:width="1.959cm" svg:height="0.583cm" svg:x="0.404cm" svg:y="1.124cm"><draw:text-box><text:p text:style-name="P2">0x101</text:p></draw:text-box></draw:frame><draw:custom-shape text:anchor-type="paragraph" draw:z-index="9" draw:name="形状4" draw:style-name="gr4" draw:text-style-name="P2" svg:width="2.25cm" svg:height="0.795cm" svg:x="0.377cm" svg:y="2.579cm"><text:p text:style-name="P2">0x991</text:p><draw:enhanced-geometry svg:viewBox="0 0 21600 21600" draw:type="rectangle" draw:enhanced-path="M 0 0 L 21600 0 21600 21600 0 21600 0 0 Z N"/></draw:custom-shape><draw:line text:anchor-type="paragraph" draw:z-index="10" draw:name="形状9" draw:style-name="gr6" draw:text-style-name="P2" svg:x1="2.626cm" svg:y1="2.896cm" svg:x2="4.981cm" svg:y2="1.044cm"><text:p/></draw:line><draw:frame text:anchor-type="paragraph" draw:z-index="11" draw:name="形状10" draw:style-name="gr9" draw:text-style-name="P4" svg:width="1.43cm" svg:height="0.489cm" svg:x="0.801cm" svg:y="3.584cm"><draw:text-box><text:p>0x102</text:p></draw:text-box></draw:frame><draw:frame text:anchor-type="paragraph" draw:z-index="12" draw:name="形状11" draw:style-name="gr7" draw:text-style-name="P4" svg:width="1.43cm" svg:height="0.503cm" svg:x="0.669cm" svg:y="4.073cm"><draw:text-box><text:p text:style-name="P2">b</text:p></draw:text-box></draw:frame><draw:line text:anchor-type="paragraph" draw:z-index="13" draw:name="形状12" draw:style-name="gr6" draw:text-style-name="P2" svg:x1="2.626cm" svg:y1="1.044cm" svg:x2="4.849cm" svg:y2="3.663cm"><text:p/></draw:line><draw:line text:anchor-type="paragraph" draw:z-index="15" draw:name="形状14" draw:style-name="gr13" draw:text-style-name="P2" svg:x1="3.314cm" svg:y1="0.198cm" svg:x2="3.79cm" svg:y2="1.415cm"><text:p/></draw:line><draw:line text:anchor-type="paragraph" draw:z-index="16" draw:name="形状15" draw:style-name="gr13" draw:text-style-name="P2" svg:x1="4.081cm" svg:y1="0.383cm" svg:x2="3.314cm" svg:y2="1.044cm"><text:p/></draw:line><draw:line text:anchor-type="paragraph" draw:z-index="18" draw:name="形状19" draw:style-name="gr6" draw:text-style-name="P2" svg:x1="2.6cm" svg:y1="5.198cm" svg:x2="4.981cm" svg:y2="1.362cm"><text:p/></draw:line><draw:line text:anchor-type="paragraph" draw:z-index="21" draw:name="形状13" draw:style-name="gr6" draw:text-style-name="P2" svg:x1="2.441cm" svg:y1="7.5cm" svg:x2="4.875cm" svg:y2="6.098cm"><text:p/></draw:line><draw:line text:anchor-type="paragraph" draw:z-index="25" draw:name="形状16" draw:style-name="gr6" draw:text-style-name="P2" svg:x1="2.551cm" svg:y1="9.378cm" svg:x2="5.061cm" svg:y2="7.923cm"><text:p/></draw:line><draw:custom-shape text:anchor-type="paragraph" draw:z-index="26" draw:name="形状18" draw:style-name="gr20" draw:text-style-name="P8" svg:width="6.139cm" svg:height="7.674cm" svg:x="9.532cm" svg:y="1.6cm"><text:p text:style-name="P2">a=A</text:p><text:p text:style-name="P2">a=B</text:p><text:p text:style-name="P2">b=A</text:p><text:p text:style-name="P2">c=b</text:p><text:p text:style-name="P2">d=a+b</text:p><text:p text:style-name="P2">e=f=C</text:p><text:p text:style-name="P2"/><draw:enhanced-geometry svg:viewBox="0 0 21600 21600" draw:type="rectangle" draw:enhanced-path="M 0 0 L 21600 0 21600 21600 0 21600 0 0 Z N"/></draw:custom-shape><draw:line text:anchor-type="paragraph" draw:z-index="31" draw:name="形状20" draw:style-name="gr6" draw:text-style-name="P2" svg:x1="5.404cm" svg:y1="10.569cm" svg:x2="4.928cm" svg:y2="11.892cm"><text:p/></draw:line><draw:line text:anchor-type="paragraph" draw:z-index="32" draw:name="形状21" draw:style-name="gr6" draw:text-style-name="P2" svg:x1="9.559cm" svg:y1="10.41cm" svg:x2="11.358cm" svg:y2="11.733cm"><text:p/></draw:line><draw:line text:anchor-type="paragraph" draw:z-index="33" draw:name="形状17" draw:style-name="gr6" draw:text-style-name="P2" svg:x1="2.653cm" svg:y1="11.601cm" svg:x2="5.458cm" svg:y2="8.3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_20_2" draw:display-name="Line Arrow 2" svg:viewBox="0 0 1321 3493" svg:d="M1321 3493h-1321l661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0:08:57.809979303</meta:creation-date>
    <dc:date>2019-04-30T16:38:47.749107567</dc:date>
    <meta:editing-duration>PT5H48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